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8000002BD1D27B79CA36C3F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5.8063in" draw:z-index="0"><draw:image xlink:href="Pictures/1000000000000328000002BD1D27B79CA36C3F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9:50:56.100158674</meta:creation-date>
    <dc:date>2018-03-14T09:51:54.031834902</dc:date>
    <meta:editing-duration>PT5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